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146in" table:align="left"/>
    </style:style>
    <style:style style:name="Table1.A" style:family="table-column">
      <style:table-column-properties style:column-width="1.4097in"/>
    </style:style>
    <style:style style:name="Table1.B" style:family="table-column">
      <style:table-column-properties style:column-width="1.7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42eaa" officeooo:paragraph-rsid="00142eaa"/>
    </style:style>
    <style:style style:name="P3" style:family="paragraph" style:parent-style-name="Standard">
      <style:text-properties officeooo:rsid="0014ca8d" officeooo:paragraph-rsid="0014ca8d"/>
    </style:style>
    <style:style style:name="P4" style:family="paragraph" style:parent-style-name="Standard">
      <style:text-properties officeooo:rsid="00167f70" officeooo:paragraph-rsid="00167f70"/>
    </style:style>
    <style:style style:name="P5" style:family="paragraph" style:parent-style-name="Standard">
      <style:text-properties officeooo:rsid="0017fe20" officeooo:paragraph-rsid="0017fe20"/>
    </style:style>
    <style:style style:name="P6" style:family="paragraph" style:parent-style-name="Standard">
      <style:text-properties officeooo:rsid="0017fe20" officeooo:paragraph-rsid="0019ad26"/>
    </style:style>
    <style:style style:name="P7" style:family="paragraph" style:parent-style-name="Standard">
      <style:text-properties officeooo:paragraph-rsid="0019ad26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T1" style:family="text">
      <style:text-properties officeooo:rsid="0019ad2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od 👍 you attempted all answers — now I’ll correct them like an interviewer and make them <text:span text:style-name="Strong_20_Emphasis">clear + interview-ready</text:span>.</text:p>
      <text:p text:style-name="Horizontal_20_Line"/>
      <text:h text:style-name="Heading_20_1" text:outline-level="1">🎯 Q1: const vs constexpr vs consteval</text:h>
      <text:h text:style-name="Heading_20_2" text:outline-level="2">❌ Your answer (problem)</text:h>
      <text:p text:style-name="Text_20_body">You mixed all three concepts together.</text:p>
      <text:h text:style-name="Heading_20_2" text:outline-level="2">✅ Correct answer (simple &amp; clear)</text:h>
      <text:p text:style-name="Text_20_body">👉 <text:span text:style-name="Strong_20_Emphasis">const</text:span></text:p>
      <text:p text:style-name="Quotations">Value cannot be changed after initialization (runtime or compile-time).</text:p>
      <text:p text:style-name="Text_20_body">👉 <text:span text:style-name="Strong_20_Emphasis">constexpr</text:span></text:p>
      <text:p text:style-name="Quotations">Value/function can be evaluated at compile-time OR runtime (compiler decides).</text:p>
      <text:p text:style-name="Text_20_body">👉 <text:span text:style-name="Strong_20_Emphasis">consteval</text:span></text:p>
      <text:p text:style-name="Quotations">Function MUST always execute at compile-time.</text:p>
      <text:p text:style-name="Horizontal_20_Line"/>
      <text:h text:style-name="Heading_20_1" text:outline-level="1">⚡ Super simple memory trick</text:h>
      <text:list xml:id="list1652905256" text:style-name="L1">
        <text:list-item>
          <text:p text:style-name="P8"><text:span text:style-name="Source_20_Text">const</text:span> → “cannot change”</text:p>
        </text:list-item>
        <text:list-item>
          <text:p text:style-name="P8"><text:span text:style-name="Source_20_Text">constexpr</text:span> → “can be compile-time optimized”</text:p>
        </text:list-item>
        <text:list-item>
          <text:p text:style-name="P8"><text:span text:style-name="Source_20_Text">consteval</text:span> → “force compile-time”</text:p>
        </text:list-item>
      </text:list>
      <text:p text:style-name="Horizontal_20_Line"/>
      <text:h text:style-name="Heading_20_1" text:outline-level="1">🎯 Q2: how compile/runtime is decided?</text:h>
      <text:h text:style-name="Heading_20_2" text:outline-level="2">❌ Your answer</text:h>
      <text:p text:style-name="Text_20_body">“return is constexpr so compile-time”</text:p>
      <text:h text:style-name="Heading_20_2" text:outline-level="2">✅ Correct answer</text:h>
      <text:p text:style-name="Text_20_body">👉 Compiler decides based on <text:span text:style-name="Strong_20_Emphasis">context</text:span></text:p>
      <text:p text:style-name="Text_20_body">Example:</text:p>
      <text:p text:style-name="Preformatted_20_Text"><text:span text:style-name="Source_20_Text">constexpr int a1 = fun1(a); <text:s/>// compile-time</text:span></text:p>
      <text:p text:style-name="P1"><text:span text:style-name="Source_20_Text">int x = fun1(a); <text:s text:c="12"/>// runtime</text:span></text:p>
      <text:p text:style-name="Text_20_body"><text:soft-page-break/>👉 Same function, different behavior based on usage.</text:p>
      <text:p text:style-name="Horizontal_20_Line"/>
      <text:h text:style-name="Heading_20_1" text:outline-level="1">🎯 Q3: both constexpr calls valid?</text:h>
      <text:h text:style-name="Heading_20_2" text:outline-level="2">❌ Your answer</text:h>
      <text:p text:style-name="Text_20_body">“yes first compile next runtime”</text:p>
      <text:h text:style-name="Heading_20_2" text:outline-level="2">⚠️ Correction</text:h>
      <text:p text:style-name="Text_20_body">👉 Yes both are valid BUT important detail:</text:p>
      <text:p text:style-name="P1"><text:span text:style-name="Source_20_Text">constexpr int x = fun1(10);</text:span></text:p>
      <text:p text:style-name="Text_20_body">✔ must be compile-time</text:p>
      <text:p text:style-name="P1"><text:span text:style-name="Source_20_Text">int x = fun1(10);</text:span></text:p>
      <text:p text:style-name="Text_20_body">✔ runtime allowed</text:p>
      <text:p text:style-name="Text_20_body">👉 Same function behaves differently based on context</text:p>
      <text:p text:style-name="Horizontal_20_Line"/>
      <text:h text:style-name="Heading_20_1" text:outline-level="1">🎯 Q4: cout inside constexpr</text:h>
      <text:h text:style-name="Heading_20_2" text:outline-level="2">❌ Your answer</text:h>
      <text:p text:style-name="Text_20_body">“error when compile time or else no”</text:p>
      <text:h text:style-name="Heading_20_2" text:outline-level="2">✅ Correct answer</text:h>
      <text:p text:style-name="Text_20_body">👉 <text:span text:style-name="Source_20_Text">cout</text:span> inside constexpr is:</text:p>
      <text:list xml:id="list4142106402" text:style-name="L2">
        <text:list-item>
          <text:p text:style-name="P9">❌ NOT allowed in compile-time evaluation</text:p>
        </text:list-item>
        <text:list-item>
          <text:p text:style-name="P9">⚠️ may work only in runtime usage</text:p>
        </text:list-item>
        <text:list-item>
          <text:p text:style-name="P9">❌ unsafe for constexpr functions</text:p>
        </text:list-item>
      </text:list>
      <text:p text:style-name="Text_20_body">👉 So best practice:</text:p>
      <text:p text:style-name="Quotations">never use cout in constexpr</text:p>
      <text:p text:style-name="Horizontal_20_Line"/>
      <text:h text:style-name="Heading_20_1" text:outline-level="1"><text:soft-page-break/>🎯 Q5: use of consteval</text:h>
      <text:h text:style-name="Heading_20_2" text:outline-level="2">❌ Your answer</text:h>
      <text:p text:style-name="Text_20_body">“where we want compile-time”</text:p>
      <text:h text:style-name="Heading_20_2" text:outline-level="2">✅ Strong interview answer</text:h>
      <text:p text:style-name="Text_20_body">👉 <text:span text:style-name="Source_20_Text">consteval</text:span> is used when:</text:p>
      <text:p text:style-name="Quotations">we want to <text:span text:style-name="Strong_20_Emphasis">force compile-time execution always</text:span>, especially for:</text:p>
      <text:list xml:id="list1984665821" text:style-name="L3">
        <text:list-item>
          <text:p text:style-name="P10">embedded systems</text:p>
        </text:list-item>
        <text:list-item>
          <text:p text:style-name="P10">constant calculations</text:p>
        </text:list-item>
        <text:list-item>
          <text:p text:style-name="P10">memory/register computations</text:p>
        </text:list-item>
        <text:list-item>
          <text:p text:style-name="P10">template metaprogramming simplification</text:p>
        </text:list-item>
      </text:list>
      <text:p text:style-name="Horizontal_20_Line"/>
      <text:h text:style-name="Heading_20_1" text:outline-level="1">🔥 FINAL INTERVIEW LEVEL SUMMARY</text:h>
      <text:h text:style-name="Heading_20_2" text:outline-level="2">If interviewer asks:</text:h>
      <text:p text:style-name="Text_20_body">👉 “Difference between const, constexpr, consteval?”</text:p>
      <text:p text:style-name="Text_20_body">You say:</text:p>
      <text:p text:style-name="Quotations">const is used for immutable variables.<text:line-break/>constexpr allows compile-time optimization but can also run at runtime.<text:line-break/>consteval forces compile-time evaluation only and is used when we strictly want compile-time computation.</text:p>
      <text:p text:style-name="Horizontal_20_Line"/>
      <text:h text:style-name="Heading_20_1" text:outline-level="1">📊 Your current level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rea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basic understanding</text:p>
          </table:table-cell>
          <table:table-cell table:style-name="Table1.A1" office:value-type="string">
            <text:p text:style-name="Table_20_Contents">👍 good</text:p>
          </table:table-cell>
        </table:table-row>
        <table:table-row>
          <table:table-cell table:style-name="Table1.A1" office:value-type="string">
            <text:p text:style-name="Table_20_Contents">constexpr concept</text:p>
          </table:table-cell>
          <table:table-cell table:style-name="Table1.A1" office:value-type="string">
            <text:p text:style-name="Table_20_Contents">⚠️ partially confused</text:p>
          </table:table-cell>
        </table:table-row>
        <table:table-row>
          <table:table-cell table:style-name="Table1.A1" office:value-type="string">
            <text:p text:style-name="Table_20_Contents">consteval</text:p>
          </table:table-cell>
          <table:table-cell table:style-name="Table1.A1" office:value-type="string">
            <text:p text:style-name="Table_20_Contents">⚠️ needs reinforcement</text:p>
          </table:table-cell>
        </table:table-row>
        <table:table-row>
          <table:table-cell table:style-name="Table1.A1" office:value-type="string">
            <text:p text:style-name="Table_20_Contents">interview readiness</text:p>
          </table:table-cell>
          <table:table-cell table:style-name="Table1.A1" office:value-type="string">
            <text:p text:style-name="Table_20_Contents">👍 improving</text:p>
          </table:table-cell>
        </table:table-row>
      </table:table>
      <text:p text:style-name="Horizontal_20_Line"/>
      <text:h text:style-name="Heading_20_1" text:outline-level="1">🚀 Next step (important)</text:h>
      <text:p text:style-name="Text_20_body">If you want to master this fully, I can give you:</text:p>
      <text:h text:style-name="Heading_20_3" text:outline-level="3"><text:soft-page-break/>🔥 1. Interview trick questions (VERY IMPORTANT)</text:h>
      <text:h text:style-name="Heading_20_3" text:outline-level="3">🔥 2. Embedded systems use cases (Qualcomm level)</text:h>
      <text:h text:style-name="Heading_20_3" text:outline-level="3">🔥 3. One-shot revision sheet (const vs constexpr vs consteval)</text:h>
      <text:p text:style-name="Text_20_body">Just tell 👍</text:p>
      <text:p text:style-name="Standard"/>
      <text:p text:style-name="Standard"/>
      <text:p text:style-name="Standard"/>
      <text:p text:style-name="Standard"/>
      <text:p text:style-name="Standard"/>
      <text:p text:style-name="P2">puzzle</text:p>
      <text:p text:style-name="P2">list</text:p>
      <text:p text:style-name="P2">template</text:p>
      <text:p text:style-name="P2">STL→list</text:p>
      <text:p text:style-name="P2">2d array matrix</text:p>
      <text:p text:style-name="P2"/>
      <text:p text:style-name="P3">jagadessh</text:p>
      <text:p text:style-name="P3"/>
      <text:p text:style-name="P3">reverse linked list</text:p>
      <text:p text:style-name="P3">structure padding</text:p>
      <text:p text:style-name="P3">Array of structures</text:p>
      <text:p text:style-name="P3">differentiate between structure and class</text:p>
      <text:p text:style-name="P3">what are the different ways to find size of structure</text:p>
      <text:p text:style-name="P3">AI tools</text:p>
      <text:p text:style-name="P4">is inheritance is possible with structure or not</text:p>
      <text:p text:style-name="P6">struct s{</text:p>
      <text:p text:style-name="P6"><text:tab/>int a;</text:p>
      <text:p text:style-name="P6"><text:tab/>int b;</text:p>
      <text:p text:style-name="P6"><text:tab/></text:p>
      <text:p text:style-name="P6">};</text:p>
      <text:p text:style-name="P6">struct t:public s{</text:p>
      <text:p text:style-name="P6"><text:tab/>int c;</text:p>
      <text:p text:style-name="P6"><text:tab/>s s1;</text:p>
      <text:p text:style-name="P6"><text:tab/><text:span text:style-name="T1">t(){</text:span></text:p>
      <text:p text:style-name="P6"><text:tab/><text:tab/>c=s1.a<text:tab/>;</text:p>
      <text:p text:style-name="P6"><text:span text:style-name="T1"><text:tab/>}</text:span></text:p>
      <text:p text:style-name="P6"><text:tab/></text:p>
      <text:p text:style-name="P6">}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0T14:54:57.708967833</meta:creation-date>
    <dc:date>2026-04-10T16:32:24.802679489</dc:date>
    <meta:editing-duration>PT27M4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4" meta:paragraph-count="102" meta:word-count="456" meta:character-count="2749" meta:non-whitespace-character-count="2379"/>
  </office:meta>
</office:document-meta>
</file>